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1.333cm" fo:min-width="2.499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1.742cm" fo:min-width="6.055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2.494cm" fo:min-width="4.276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1.333cm" fo:min-width="6.055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0.42cm" fo:min-width="0.17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0cm" fo:min-width="0.135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0cm" fo:min-width="1.005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355cm" draw:marker-end-width="0.355cm" draw:fill="solid" draw:fill-color="#000000" draw:textarea-horizontal-align="justify" draw:textarea-vertical-align="middle" draw:auto-grow-height="false" fo:min-height="0cm" fo:min-width="4.027c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-width="0.355cm" draw:marker-end-width="0.355cm" draw:fill="solid" draw:fill-color="#000000" draw:textarea-horizontal-align="justify" draw:textarea-vertical-align="middle" draw:auto-grow-height="false" fo:min-height="0cm" fo:min-width="5.66cm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="solid" draw:fill-color="#000000" draw:textarea-horizontal-align="justify" draw:textarea-vertical-align="middle" draw:auto-grow-height="false" fo:min-height="0cm" fo:min-width="2.48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544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869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782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528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56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fo:min-height="12.57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2pt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font-size="22pt" fo:font-weight="normal" style:font-weight-asian="normal" style:font-weight-complex="normal"/>
    </style:style>
    <style:style style:name="P6" style:family="paragraph">
      <loext:graphic-properties draw:fill="none" draw:fill-color="#ffffff"/>
      <style:text-properties fo:color="#00a933"/>
    </style:style>
    <style:style style:name="P7" style:family="paragraph">
      <loext:graphic-properties draw:fill="none" draw:fill-color="#ffffff"/>
      <style:text-properties fo:color="#ff0000"/>
    </style:style>
    <style:style style:name="T1" style:family="text">
      <style:text-properties fo:font-size="22pt" fo:font-weight="bold" style:font-weight-asian="bold" style:font-weight-complex="bold"/>
    </style:style>
    <style:style style:name="T2" style:family="text">
      <style:text-properties fo:font-size="22pt" fo:font-weight="normal" style:font-weight-asian="normal" style:font-weight-complex="normal"/>
    </style:style>
    <style:style style:name="T3" style:family="text">
      <style:text-properties fo:color="#00a933"/>
    </style:style>
    <style:style style:name="T4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048cm" svg:height="2.032cm" svg:x="4.064cm" svg:y="1.77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draw:layer="layout" svg:width="6.604cm" svg:height="2.54cm" svg:x="2.286cm" svg:y="7.87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1" draw:layer="layout" svg:width="4.826cm" svg:height="2.794cm" svg:x="11.684cm" svg:y="4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604cm" svg:height="2.032cm" svg:x="19.504cm" svg:y="9.136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1" draw:layer="layout" svg:width="1.016cm" svg:height="1.016cm" svg:x="19.812cm" svg:y="7.11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6" draw:text-style-name="P1" draw:layer="layout" svg:width="0.684cm" svg:height="0.134cm" draw:transform="rotate (-0.785398163397448) translate (19.753cm 3.627cm)">
          <text:p/>
          <draw:enhanced-geometry svg:viewBox="0 0 21600 21600" draw:text-areas="0 0 21600 21600" draw:type="pentagon-right" draw:modifiers="216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1.556cm" svg:height="0.134cm" draw:transform="rotate (-0.785398163397448) translate (20.208cm 3.094cm)">
          <text:p/>
          <draw:enhanced-geometry svg:viewBox="0 0 21600 21600" draw:mirror-horizontal="true" draw:text-areas="0 0 21600 21600" draw:type="pentagon-right" draw:modifiers="216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8" draw:text-style-name="P2" draw:layer="layout" svg:width="4.577cm" svg:height="0.279cm" draw:transform="rotate (-0.429700061841004) translate (7.394cm 3.243cm)">
          <text:p/>
          <draw:enhanced-geometry svg:viewBox="0 0 21600 21600" draw:mirror-horizontal="false" draw:mirror-vertical="false" draw:text-areas="0 ?f0 ?f5 ?f2" draw:type="right-arrow" draw:modifiers="19386.938286399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" draw:layer="layout" svg:width="6.21cm" svg:height="0.279cm" draw:transform="rotate (0.262846585350346) translate (5.48cm 7.593cm)">
          <text:p/>
          <draw:enhanced-geometry svg:viewBox="0 0 21600 21600" draw:mirror-horizontal="false" draw:mirror-vertical="false" draw:text-areas="0 ?f0 ?f5 ?f2" draw:type="right-arrow" draw:modifiers="19822.435282838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" draw:layer="layout" svg:width="3.03cm" svg:height="0.279cm" draw:transform="rotate (0.380481776934764) translate (16.697cm 4.913cm)">
          <text:p/>
          <draw:enhanced-geometry svg:viewBox="0 0 21600 21600" draw:mirror-horizontal="false" draw:mirror-vertical="false" draw:text-areas="0 ?f0 ?f5 ?f2" draw:type="right-arrow" draw:modifiers="19169.9109204883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" draw:layer="layout" svg:width="3.03cm" svg:height="0.279cm" draw:transform="rotate (-0.404741853537485) translate (16.874cm 6.17cm)">
          <text:p/>
          <draw:enhanced-geometry svg:viewBox="0 0 21600 21600" draw:mirror-horizontal="false" draw:mirror-vertical="false" draw:text-areas="0 ?f0 ?f5 ?f2" draw:type="right-arrow" draw:modifiers="19169.9109204883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4" draw:layer="layout" svg:width="4.826cm" svg:height="2.794cm" svg:x="11.684cm" svg:y="4.318cm">
          <draw:text-box>
            <text:p text:style-name="P3"><text:span text:style-name="T1"><text:s text:c="5"/></text:span><text:span text:style-name="T1">Model <text:s text:c="5"/>checker</text:span></text:p>
          </draw:text-box>
        </draw:frame>
        <draw:frame draw:style-name="gr12" draw:text-style-name="P5" draw:layer="layout" svg:width="3.302cm" svg:height="1.119cm" svg:x="4.31cm" svg:y="1.978cm">
          <draw:text-box>
            <text:p text:style-name="P3"><text:span text:style-name="T2">Model</text:span></text:p>
          </draw:text-box>
        </draw:frame>
        <draw:frame draw:style-name="gr13" draw:text-style-name="P5" draw:layer="layout" svg:width="7.366cm" svg:height="2.032cm" svg:x="2.486cm" svg:y="7.874cm">
          <draw:text-box>
            <text:p text:style-name="P3"><text:span text:style-name="T2">Temporal formal specification</text:span></text:p>
          </draw:text-box>
        </draw:frame>
        <draw:frame draw:style-name="gr14" draw:text-style-name="P5" draw:layer="layout" svg:width="6.858cm" svg:height="1.778cm" svg:x="19.804cm" svg:y="9.136cm">
          <draw:text-box>
            <text:p text:style-name="P3"><text:span text:style-name="T2">Counterexample</text:span></text:p>
          </draw:text-box>
        </draw:frame>
        <draw:frame draw:style-name="gr15" draw:text-style-name="P6" draw:layer="layout" svg:width="5.116cm" svg:height="0.962cm" svg:x="20.792cm" svg:y="4.118cm">
          <draw:text-box>
            <text:p><text:span text:style-name="T3">Property verified</text:span></text:p>
          </draw:text-box>
        </draw:frame>
        <draw:frame draw:style-name="gr16" draw:text-style-name="P7" draw:layer="layout" svg:width="5.256cm" svg:height="0.962cm" svg:x="21.046cm" svg:y="7.62cm">
          <draw:text-box>
            <text:p><text:span text:style-name="T4">Property violated</text:span></text:p>
          </draw:text-box>
        </draw:frame>
        <presentation:notes draw:style-name="dp2">
          <draw:page-thumbnail draw:style-name="gr17" draw:layer="layout" svg:width="18.624cm" svg:height="10.476cm" svg:x="1.482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397cm"/>
    </style:style>
    <style:style style:name="Mgr2" style:family="graphic" style:parent-style-name="standard">
      <style:graphic-properties draw:textarea-vertical-align="bottom" draw:auto-grow-height="false" fo:min-height="1.397cm"/>
    </style:style>
    <style:style style:name="Mpr1" style:family="presentation" style:parent-style-name="Default-backgroundobjects">
      <style:graphic-properties draw:auto-grow-height="false" fo:min-height="1.397cm"/>
    </style:style>
    <style:style style:name="Mpr2" style:family="presentation" style:parent-style-name="Default-backgroundobjects">
      <style:graphic-properties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4T12:45:34.208000000</meta:creation-date>
    <dc:date>2018-12-14T12:55:03.565000000</dc:date>
    <meta:editing-duration>PT57S</meta:editing-duration>
    <meta:editing-cycles>2</meta:editing-cycles>
    <meta:generator>LibreOffice/6.1.2.1$Windows_X86_64 LibreOffice_project/65905a128db06ba48db947242809d14d3f9a93fe</meta:generator>
    <meta:document-statistic meta:object-count="37"/>
  </office:meta>
</office:document-meta>
</file>